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2.2866in"/>
    </style:style>
    <style:style style:name="co10" style:family="table-column">
      <style:table-column-properties fo:break-before="auto" style:column-width="2.9016in"/>
    </style:style>
    <style:style style:name="co11" style:family="table-column">
      <style:table-column-properties fo:break-before="auto" style:column-width="4.13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437in"/>
    </style:style>
    <style:style style:name="co6" style:family="table-column">
      <style:table-column-properties fo:break-before="auto" style:column-width="2.0016in"/>
    </style:style>
    <style:style style:name="co7" style:family="table-column">
      <style:table-column-properties fo:break-before="auto" style:column-width="2.6583in"/>
    </style:style>
    <style:style style:name="co8" style:family="table-column">
      <style:table-column-properties fo:break-before="auto" style:column-width="1.6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/>
      <table:table table:name="dataInpu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 VARIABILE</text:p>
          </table:table-cell>
          <table:table-cell office:value-type="string" calcext:value-type="string">
            <text:p>VALORE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4" calcext:value-type="float">
            <text:p>-1.4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7" calcext:value-type="float">
            <text:p>-1.7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.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9" calcext:value-type="float">
            <text:p>-1.9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.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9" calcext:value-type="float">
            <text:p>-1.9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.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9" calcext:value-type="float">
            <text:p>-1.9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.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.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.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.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.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.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.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.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.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.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.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.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.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.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.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.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.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.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.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.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.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.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.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.554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.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9" calcext:value-type="float">
            <text:p>-1.9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8" calcext:value-type="float">
            <text:p>-1.8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9" calcext:value-type="float">
            <text:p>-1.9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5" calcext:value-type="float">
            <text:p>-1.5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.583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.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.583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.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.583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.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.583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.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.583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.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.583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.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0.7" calcext:value-type="float">
            <text:p>-0.7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.1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5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P2 - BAR2</text:p>
          </table:table-cell>
        </table:table-row>
        <table:table-row table:style-name="ro1" table:visibility="filter">
          <table:table-cell office:value-type="string" calcext:value-type="string">
            <text:p>Variable 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.581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.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.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.582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.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.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.583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.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.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.583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.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.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.583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.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.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.583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.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.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.583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.557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.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</text:p>
          </table:table-cell>
        </table:table-row>
        <table:table-row table:style-name="ro1" table:visibility="filter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.584</text:p>
          </table:table-cell>
          <table:table-cell office:value-type="string" calcext:value-type="string">
            <text:p>P1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  <table:table-row table:style-name="ro1" table:visibility="filter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.558</text:p>
          </table:table-cell>
          <table:table-cell office:value-type="string" calcext:value-type="string">
            <text:p>P2</text:p>
          </table:table-cell>
        </table:table-row>
      </table:table>
      <table:table table:name="TEMPO" table:style-name="ta1"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Variable 1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" calcext:value-type="float">
            <text:p>5.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" calcext:value-type="float">
            <text:p>7.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" calcext:value-type="float">
            <text:p>8.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" calcext:value-type="float">
            <text:p>9.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Variable 1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TEMPO</text:p>
          </table:table-cell>
        </table:table-row>
        <table:table-row table:style-name="ro1" table:number-rows-repeated="104847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1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" calcext:value-type="float">
            <text:p>2,58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1" calcext:value-type="float">
            <text:p>2,581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2" calcext:value-type="float">
            <text:p>2,58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3" calcext:value-type="float">
            <text:p>2,583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Variable 2</text:p>
          </table:table-cell>
          <table:table-cell office:value-type="float" office:value="2.584" calcext:value-type="float">
            <text:p>2,584</text:p>
          </table:table-cell>
          <table:table-cell office:value-type="string" calcext:value-type="string">
            <text:p>P1</text:p>
          </table:table-cell>
        </table:table-row>
      </table:table>
      <table:table table:name="P2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4" calcext:value-type="float">
            <text:p>2,554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5" calcext:value-type="float">
            <text:p>2,555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6" calcext:value-type="float">
            <text:p>2,556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7" calcext:value-type="float">
            <text:p>2,55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Variable 3</text:p>
          </table:table-cell>
          <table:table-cell office:value-type="float" office:value="2.558" calcext:value-type="float">
            <text:p>2,558</text:p>
          </table:table-cell>
          <table:table-cell office:value-type="string" calcext:value-type="string">
            <text:p>P2</text:p>
          </table:table-cell>
        </table:table-row>
      </table:table>
      <table:table table:name="DP1" table:style-name="ta1">
        <table:table-column table:style-name="co4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3" calcext:value-type="float">
            <text:p>-0,3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3" calcext:value-type="float">
            <text:p>-0,3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7" calcext:value-type="float">
            <text:p>-0,7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7" calcext:value-type="float">
            <text:p>-0,7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6" calcext:value-type="float">
            <text:p>-1,6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9" calcext:value-type="float">
            <text:p>-1,9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9" calcext:value-type="float">
            <text:p>-1,9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9" calcext:value-type="float">
            <text:p>-1,9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8" calcext:value-type="float">
            <text:p>-1,8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5" calcext:value-type="float">
            <text:p>-1,5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8" calcext:value-type="float">
            <text:p>-0,8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5" calcext:value-type="float">
            <text:p>-0,5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5" calcext:value-type="float">
            <text:p>-0,5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1 - BAR1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3" calcext:value-type="float">
            <text:p>-0,3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3" calcext:value-type="float">
            <text:p>-0,3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0.7" calcext:value-type="float">
            <text:p>-0,7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1.1" calcext:value-type="float">
            <text:p>-1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5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DP2 - BAR2</text:p>
          </table:table-cell>
        </table:table-row>
      </table:table>
      <table:table table:name="DP2" table:style-name="ta1">
        <table:table-column table:style-name="co4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3" calcext:value-type="float">
            <text:p>-0,3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5" calcext:value-type="float">
            <text:p>-0,5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4" calcext:value-type="float">
            <text:p>-1,4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7" calcext:value-type="float">
            <text:p>-1,7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9" calcext:value-type="float">
            <text:p>-1,9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9" calcext:value-type="float">
            <text:p>-1,9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5" calcext:value-type="float">
            <text:p>-1,5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5" calcext:value-type="float">
            <text:p>-1,5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8" calcext:value-type="float">
            <text:p>-0,8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8" calcext:value-type="float">
            <text:p>-0,8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2" calcext:value-type="float">
            <text:p>-0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2" calcext:value-type="float">
            <text:p>-0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2" calcext:value-type="float">
            <text:p>-0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2" calcext:value-type="float">
            <text:p>-0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0.9" calcext:value-type="float">
            <text:p>-0,9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-1.2" calcext:value-type="float">
            <text:p>-1,2</text:p>
          </table:table-cell>
          <table:table-cell office:value-type="string" calcext:value-type="string">
            <text:p>DP2 - BAR2</text:p>
          </table:table-cell>
        </table:table-row>
        <table:table-row table:style-name="ro1">
          <table:table-cell office:value-type="string" calcext:value-type="string">
            <text:p>Variable 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P2 - BAR2</text:p>
          </table:table-cell>
        </table:table-row>
      </table:table>
      <table:named-expressions/>
      <table:database-ranges>
        <table:database-range table:name="__Anonymous_Sheet_DB__0" table:target-range-address="dataInput.A1:dataInput.C714" table:display-filter-buttons="true" table:orientation="column">
          <table:filter>
            <table:filter-or>
              <table:filter-condition table:field-number="0" table:value="Variable 1" table:operator="="/>
            </table:filter-or>
          </table:filter>
        </table:database-range>
        <table:database-range table:name="__Anonymous_Sheet_DB__1" table:target-range-address="TEMPO.A1:TEMPO.C10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7:37:40.492940787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1T17:39:25.565300675</dc:date>
    <dc:creator>luigi talamona</dc:creator>
    <meta:editing-duration>PT11M49S</meta:editing-duration>
    <meta:editing-cycles>4</meta:editing-cycles>
    <meta:generator>LibreOffice/4.2.8.2$Linux_X86_64 LibreOffice_project/420m0$Build-2</meta:generator>
    <meta:document-statistic meta:table-count="6" meta:cell-count="4122" meta:object-count="0"/>
  </office:meta>
</office:document-meta>
</file>